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CMC 2020 Research Paper/Artist Talk Submission</text:p>
      <text:h text:style-name="Heading_20_2" text:outline-level="2"><text:bookmark-start text:name="title"/>Title<text:bookmark-end text:name="title"/></text:h>
      <text:p text:style-name="First_20_paragraph">what’s the name of your research paper or artist talk?</text:p>
      <text:h text:style-name="Heading_20_2" text:outline-level="2"><text:bookmark-start text:name="authors"/>Author(s)<text:bookmark-end text:name="authors"/></text:h>
      <text:p text:style-name="First_20_paragraph">who are you? how would you like us to refer to you in the program?</text:p>
      <text:h text:style-name="Heading_20_2" text:outline-level="2"><text:bookmark-start text:name="abstract"/>Abstract<text:bookmark-end text:name="abstract"/></text:h>
      <text:p text:style-name="First_20_paragraph">tell us in 1000 words or less about your research paper or artist talk (images are allowed as well)</text:p>
      <text:h text:style-name="Heading_20_2" text:outline-level="2"><text:bookmark-start text:name="supporting-material"/>Supporting Material<text:bookmark-end text:name="supporting-material"/></text:h>
      <text:p text:style-name="First_20_paragraph">links to supporting material, e.g. documentation of composition(s) or performance(s)</text:p>
      <text:h text:style-name="Heading_20_2" text:outline-level="2"><text:bookmark-start text:name="bios"/>Bios<text:bookmark-end text:name="bios"/></text:h>
      <text:p text:style-name="First_20_paragraph">tell us something (up to 100 words) about each author listed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ACMC 2020 Research Paper/Artist Talk Submission</dc:title>
    <dc:description/>
    <dc:subject/>
    <meta:keyword/>
    <meta:initial-creator/>
    <dc:creator/>
    <meta:creation-date>2020-01-16T23:32:05Z</meta:creation-date>
    <dc:date>2020-01-16T23:32:05Z</dc:date>
  </office:meta>
</office:document-meta>
</file>